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DB000001D2A4AD5E3432F6E241.png" manifest:media-type="image/png"/>
  <manifest:file-entry manifest:full-path="Pictures/1000020100000267000001F52CDE5EE5EE5A0D9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1.35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color="#ff9999" draw:textarea-horizontal-align="justify" draw:textarea-vertical-align="middle" draw:auto-grow-height="false" fo:min-height="0.916cm" fo:min-width="20.269cm"/>
    </style:style>
    <style:style style:name="gr6" style:family="graphic" style:parent-style-name="standard">
      <style:graphic-properties draw:stroke="none" draw:fill-color="#66cc99" draw:textarea-horizontal-align="justify" draw:textarea-vertical-align="middle" draw:auto-grow-height="false" fo:min-height="0.749cm" fo:min-width="20.19cm"/>
    </style:style>
    <style:style style:name="gr7" style:family="graphic" style:parent-style-name="standard">
      <style:graphic-properties draw:stroke="none" draw:fill-color="#cc99cc" draw:textarea-horizontal-align="justify" draw:textarea-vertical-align="middle" draw:auto-grow-height="false" fo:min-height="0.912cm" fo:min-width="20.151cm"/>
    </style:style>
    <style:style style:name="gr8" style:family="graphic" style:parent-style-name="standard">
      <style:graphic-properties draw:stroke="none" svg:stroke-width="0.3cm" draw:marker-start-width="0.695cm" draw:marker-end-width="0.695cm" draw:fill-color="#99ccff" draw:textarea-horizontal-align="justify" draw:textarea-vertical-align="middle" draw:auto-grow-height="false" fo:min-height="0.912cm" fo:min-width="20.151cm"/>
    </style:style>
    <style:style style:name="gr9" style:family="graphic" style:parent-style-name="standard">
      <style:graphic-properties draw:stroke="none" draw:fill-color="#ffcc99" draw:textarea-horizontal-align="justify" draw:textarea-vertical-align="middle" draw:auto-grow-height="false" fo:min-height="0.912cm" fo:min-width="20.19cm"/>
    </style:style>
    <style:style style:name="gr10" style:family="graphic" style:parent-style-name="standard">
      <style:graphic-properties draw:stroke="none" draw:fill-color="#ff9999" draw:textarea-horizontal-align="justify" draw:textarea-vertical-align="middle" draw:auto-grow-height="false" fo:min-height="0.916cm" fo:min-width="20.27cm"/>
    </style:style>
    <style:style style:name="gr11" style:family="graphic" style:parent-style-name="standard">
      <style:graphic-properties draw:stroke="none" draw:fill-color="#66cc99" draw:textarea-horizontal-align="justify" draw:textarea-vertical-align="middle" draw:auto-grow-height="false" fo:min-height="0.749cm" fo:min-width="20.191cm"/>
    </style:style>
    <style:style style:name="gr12" style:family="graphic" style:parent-style-name="standard">
      <style:graphic-properties draw:stroke="none" draw:fill-color="#cc99cc" draw:textarea-horizontal-align="justify" draw:textarea-vertical-align="middle" draw:auto-grow-height="false" fo:min-height="0.912cm" fo:min-width="20.152cm"/>
    </style:style>
    <style:style style:name="gr13" style:family="graphic" style:parent-style-name="standard">
      <style:graphic-properties draw:stroke="none" svg:stroke-width="0.3cm" draw:marker-start-width="0.695cm" draw:marker-end-width="0.695cm" draw:fill-color="#99ccff" draw:textarea-horizontal-align="justify" draw:textarea-vertical-align="middle" draw:auto-grow-height="false" fo:min-height="0.912cm" fo:min-width="20.152cm"/>
    </style:style>
    <style:style style:name="gr14" style:family="graphic" style:parent-style-name="standard">
      <style:graphic-properties draw:stroke="none" draw:fill-color="#ffcc99" draw:textarea-horizontal-align="justify" draw:textarea-vertical-align="middle" draw:auto-grow-height="false" fo:min-height="0.912cm" fo:min-width="20.191cm"/>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fo:min-height="12.572cm"/>
    </style:style>
    <style:style style:name="pr4" style:family="presentation" style:parent-style-name="Standard-outline1">
      <style:graphic-properties fo:min-height="11.929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color="#ff9999"/>
      <style:text-properties fo:font-size="12pt"/>
    </style:style>
    <style:style style:name="P5" style:family="paragraph">
      <loext:graphic-properties draw:fill-color="#66cc99"/>
      <style:text-properties fo:font-size="12pt"/>
    </style:style>
    <style:style style:name="P6" style:family="paragraph">
      <loext:graphic-properties draw:fill-color="#cc99cc"/>
      <style:text-properties fo:font-size="12pt"/>
    </style:style>
    <style:style style:name="P7" style:family="paragraph">
      <loext:graphic-properties draw:fill-color="#99ccff"/>
      <style:text-properties fo:font-size="12pt"/>
    </style:style>
    <style:style style:name="P8" style:family="paragraph">
      <loext:graphic-properties draw:fill-color="#ffcc99"/>
      <style:text-properties fo:font-size="12pt"/>
    </style:style>
    <style:style style:name="T1" style:family="text">
      <style:text-properties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draw:text-box>
            <text:p>Projet Intelligence Artificielle</text:p>
          </draw:text-box>
        </draw:frame>
        <draw:frame presentation:style-name="pr2" draw:text-style-name="P1" draw:layer="layout" svg:width="25.199cm" svg:height="12.179cm" svg:x="1.4cm" svg:y="4.914cm" presentation:class="subtitle">
          <draw:text-box>
            <text:p>Système de génération automatique d’emploi de temps universitaire</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Standard" presentation:presentation-page-layout-name="AL2T1">
        <draw:frame presentation:style-name="pr1" draw:layer="layout" svg:width="25.199cm" svg:height="3.506cm" svg:x="1.4cm" svg:y="0.837cm" presentation:class="title">
          <draw:text-box>
            <text:p>Introduction</text:p>
          </draw:text-box>
        </draw:frame>
        <draw:frame presentation:style-name="pr4" draw:layer="layout" svg:width="25.199cm" svg:height="12.179cm" svg:x="1.4cm" svg:y="4.914cm" presentation:class="outline">
          <draw:text-box>
            <text:list text:style-name="L3">
              <text:list-item>
                <text:p>Le Timetabling est un problème classique d’intelligence artificielle qui nécessite généralement <text:s/>une approche recherche et stratégique pour sa résolution. Il a de nombreux traits communs avec les problèmes d’allocation de ressources, d’ordonnancement et de planification.</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Standard" presentation:presentation-page-layout-name="AL2T1">
        <draw:frame presentation:style-name="pr1" draw:layer="layout" svg:width="25.199cm" svg:height="3.506cm" svg:x="1.4cm" svg:y="0.837cm" presentation:class="title">
          <draw:text-box>
            <text:p>But du projet</text:p>
          </draw:text-box>
        </draw:frame>
        <draw:frame presentation:style-name="pr4" draw:layer="layout" svg:width="25.199cm" svg:height="12.179cm" svg:x="1.4cm" svg:y="4.914cm" presentation:class="outline">
          <draw:text-box>
            <text:list text:style-name="L3">
              <text:list-header>
                <text:p>Le système proposé ici génère un emploi de temps pour chaque classe et pour chaque professeur tout en tenant compte de la disponibilité et la capacité des ressources physiques( salle de classe, laboratoires et salles machines) </text:p>
              </text:list-header>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Standard" presentation:presentation-page-layout-name="AL2T1">
        <draw:frame presentation:style-name="pr1" draw:layer="layout" svg:width="25.199cm" svg:height="3.506cm" svg:x="1.4cm" svg:y="0.837cm" presentation:class="title">
          <draw:text-box>
            <text:p>Solutions envisageables</text:p>
          </draw:text-box>
        </draw:frame>
        <draw:frame presentation:style-name="pr4" draw:layer="layout" svg:width="25.199cm" svg:height="12.179cm" svg:x="1.4cm" svg:y="4.914cm" presentation:class="outline" presentation:user-transformed="true">
          <draw:text-box>
            <text:list text:style-name="L3">
              <text:list-item>
                <text:p>Local Search</text:p>
                <text:p>Les techniques de local Search telles que : Recuit Simulé , <text:s/>recherche Tabou</text:p>
                <text:p>et algorithmes génétiques, expriment les contraintes sous forme de fonctions objectifs <text:s/>qui sont minimisés par une heuristique de recherche de meilleures solutions dans un voisinage de solutions faisables.</text:p>
                <text:p><text:s/>Son plus grand désavantage est :</text:p>
                <text:p>La difficulté de prendre en compte les « hards constraints »</text:p>
                <text:p/>
                <text:p/>
                <text:p/>
                <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Standard" presentation:presentation-page-layout-name="AL2T1">
        <draw:frame presentation:style-name="pr1" draw:layer="layout" svg:width="25.199cm" svg:height="3.506cm" svg:x="1.4cm" svg:y="0.837cm" presentation:class="title">
          <draw:text-box>
            <text:p>Solutions envisageables</text:p>
          </draw:text-box>
        </draw:frame>
        <draw:frame presentation:style-name="pr4" draw:layer="layout" svg:width="25.199cm" svg:height="12.179cm" svg:x="1.4cm" svg:y="4.914cm" presentation:class="outline" presentation:user-transformed="true">
          <draw:text-box>
            <text:list text:style-name="L3">
              <text:list-item>
                <text:p>Constraints programming</text:p>
                <text:p>son principal avantage est sa manière déclarative de représenter les contraintes. Ceci rend le programme facile à modifier, ce qui est déterminant pour les problèmes de timetabling. Les contraintes sont gérées à travers un système de propagation de contraintes qui réduit le domaine des variables. Le principale désavantage de cette technique est la difficulté à exprimer les « softs constraints »</text:p>
                <text:p/>
                <text:p/>
                <text:p/>
                <text:p/>
                <text:p/>
                <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Standard" presentation:presentation-page-layout-name="AL2T1">
        <draw:frame presentation:style-name="pr1" draw:layer="layout" svg:width="25.199cm" svg:height="3.506cm" svg:x="1.4cm" svg:y="0.837cm" presentation:class="title">
          <draw:text-box>
            <text:p>Solutions envisageables</text:p>
          </draw:text-box>
        </draw:frame>
        <draw:frame presentation:style-name="pr4" draw:layer="layout" svg:width="25.199cm" svg:height="12.179cm" svg:x="1.4cm" svg:y="4.914cm" presentation:class="outline" presentation:user-transformed="true">
          <draw:text-box>
            <text:list text:style-name="L3">
              <text:list-item>
                <text:p>Simulation à base d’agents</text:p>
                <text:p>Une approche consiste à implémenter un modèle à base d’agents qui vont communiquer et négocier afin de résoudre le problème. Mais compte tenue de la complexité et du temps alloué pour le projet nous avons opté pour une autre approche.</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Standard" presentation:presentation-page-layout-name="AL2T1">
        <draw:frame presentation:style-name="pr1" draw:layer="layout" svg:width="25.199cm" svg:height="3.506cm" svg:x="1.4cm" svg:y="0.837cm" presentation:class="title">
          <draw:text-box>
            <text:p>Solution retenue</text:p>
          </draw:text-box>
        </draw:frame>
        <draw:frame presentation:style-name="pr4" draw:layer="layout" svg:width="25.199cm" svg:height="12.179cm" svg:x="1.4cm" svg:y="4.914cm" presentation:class="outline" presentation:user-transformed="true">
          <draw:text-box>
            <text:list text:style-name="L3">
              <text:list-item>
                <text:p>La possibilité d’exprimer les contraintes complexe de manière simple et déclarative est important pour représenter les exigences des problème d’emploi de temps des université dans un programme. Une <text:s/>stratégie de distribution adaptée est capable de tenir compte des « softs contraints » pendant la recherche et nous conduire rapidement à une bonne solution. </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Standard" presentation:presentation-page-layout-name="AL2T1">
        <draw:frame presentation:style-name="pr1" draw:layer="layout" svg:width="25.199cm" svg:height="3.506cm" svg:x="1.4cm" svg:y="0.837cm" presentation:class="title">
          <draw:text-box>
            <text:p>Formulation du problème</text:p>
          </draw:text-box>
        </draw:frame>
        <draw:frame presentation:style-name="pr4" draw:layer="layout" svg:width="25.199cm" svg:height="12.179cm" svg:x="1.4cm" svg:y="4.914cm" presentation:class="outline">
          <draw:text-box>
            <text:list text:style-name="L3">
              <text:list-header>
                <text:p>Plusieurs contraintes doivent être satisfaites au moment de l’instanciation des variables concernant les créneaux horaires et les salles de classes. Elles peuvent être divisées en deux types :</text:p>
                <text:p>Les « hards constraints » et les « softs constraints »</text:p>
              </text:list-header>
            </text:list>
          </draw:text-box>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Standard" presentation:presentation-page-layout-name="AL2T1">
        <draw:frame presentation:style-name="pr1" draw:layer="layout" svg:width="25.199cm" svg:height="3.506cm" svg:x="1.4cm" svg:y="0.837cm" presentation:class="title">
          <draw:text-box>
            <text:p>Formulation du problème</text:p>
          </draw:text-box>
        </draw:frame>
        <draw:frame presentation:style-name="pr4" draw:layer="layout" svg:width="25.199cm" svg:height="12.179cm" svg:x="1.4cm" svg:y="4.914cm" presentation:class="outline" presentation:user-transformed="true">
          <draw:text-box>
            <text:list text:style-name="L3">
              <text:list-header>
                <text:p>- « Hard constraints »</text:p>
                <text:p>une solution qui viole une « hard constraint » n’est pas une solution faisable et doit être repérée et rejetée par l’algorithme de Timetabling. Ces contraintes sont les suivantes :</text:p>
              </text:list-header>
              <text:list-item>
                <text:p>Une classe n’est pas affectée à plus d’un cours en même temps.</text:p>
              </text:list-item>
              <text:list-item>
                <text:p>Un enseignant ne peux pas enseigner plus d’une classe en même temps</text:p>
              </text:list-item>
              <text:list-item>
                <text:p>Les cours pour les étudiants de la même promotion d’un département ne peuvent pas être placés au même moment</text:p>
              </text:list-item>
              <text:list-item>
                <text:p>Une classe doit avoir la capacité requise pour contenir les étudiants enregistrés au cours</text:p>
                <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Standard" presentation:presentation-page-layout-name="AL2T1">
        <draw:frame presentation:style-name="pr1" draw:layer="layout" svg:width="25.199cm" svg:height="3.506cm" svg:x="1.4cm" svg:y="0.837cm" presentation:class="title">
          <draw:text-box>
            <text:p>Formulation du problème</text:p>
          </draw:text-box>
        </draw:frame>
        <draw:frame presentation:style-name="pr4" draw:layer="layout" svg:width="25.199cm" svg:height="12.179cm" svg:x="1.4cm" svg:y="4.914cm" presentation:class="outline" presentation:user-transformed="true">
          <draw:text-box>
            <text:list text:style-name="L3">
              <text:list-header>
                <text:p>- «Softs constraints »</text:p>
                <text:p>elles sont moins importantes que les « hard constraints » et il est presque impossible de donner une solution qui ne viole pas au moins <text:s/>une d’elle. Ces contraintes sont les suivantes :</text:p>
                <text:p>- Les cours ne sont pas assignés aux créneaux horaires qui ne coïncident pas avec la disponibilité du professeur. </text:p>
                <text:p>-Le nombre total d’heures de cours doit être inférieure au nombre maximal d’heure autorisées.</text:p>
                <text:p>-une pause doit être programmée</text:p>
                <text:p>- si possible, les heures pour un même cour doivent être consécutifs dans une même journée</text:p>
                <text:p/>
                <text:p/>
              </text:list-header>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Standard" presentation:presentation-page-layout-name="AL2T1">
        <draw:frame presentation:style-name="pr1" draw:layer="layout" svg:width="25.199cm" svg:height="3.506cm" svg:x="1.4cm" svg:y="0.837cm" presentation:class="title">
          <draw:text-box>
            <text:p>Formulation du problème</text:p>
          </draw:text-box>
        </draw:frame>
        <draw:frame presentation:style-name="pr4" draw:layer="layout" svg:width="25.199cm" svg:height="12.179cm" svg:x="1.4cm" svg:y="4.914cm" presentation:class="outline" presentation:user-transformed="true">
          <draw:text-box>
            <text:list text:style-name="L3">
              <text:list-header>
                <text:p>Une solution optimale est celle qui satisfait toutes les contraintes hard et soft. Toutefois, il est très difficile de satisfaire toutes ces contraintes. Aucune contrainte de type hard ne doit être violée mais quelques contraintes softs peuvent être violées pour obtenir une solution faisable(emploi de temps utilisable)</text:p>
                <text:p/>
                <text:p/>
              </text:list-header>
            </text:list>
          </draw:text-box>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Standard" presentation:presentation-page-layout-name="AL2T1">
        <draw:frame presentation:style-name="pr1" draw:layer="layout" svg:width="25.199cm" svg:height="3.506cm" svg:x="1.4cm" svg:y="0.837cm" presentation:class="title">
          <draw:text-box>
            <text:p>Conception</text:p>
          </draw:text-box>
        </draw:frame>
        <draw:frame presentation:style-name="pr4" draw:layer="layout" svg:width="25.199cm" svg:height="12.179cm" svg:x="1.4cm" svg:y="4.914cm" presentation:class="outline">
          <draw:text-box>
            <text:list text:style-name="L3">
              <text:list-header>
                <text:p>Ici on va décrire l’architecture générale de la solution proposée, les structures de données et les technologies utilisées.</text:p>
              </text:list-header>
            </text:list>
          </draw:text-box>
        </draw:frame>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Standard" presentation:presentation-page-layout-name="AL2T1">
        <draw:frame presentation:style-name="pr1" draw:layer="layout" svg:width="25.199cm" svg:height="3.506cm" svg:x="1.4cm" svg:y="0.837cm" presentation:class="title">
          <draw:text-box>
            <text:p>Conception(Architecture générale du système )</text:p>
          </draw:text-box>
        </draw:frame>
        <draw:frame draw:style-name="gr2" draw:text-style-name="P2" draw:layer="layout" svg:width="19.5cm" svg:height="15.887cm" svg:x="4.8cm" svg:y="4.664cm">
          <draw:image xlink:href="Pictures/1000020100000267000001F52CDE5EE5EE5A0D93.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Standard" presentation:presentation-page-layout-name="AL2T1">
        <draw:frame presentation:style-name="pr1" draw:layer="layout" svg:width="25.199cm" svg:height="3.506cm" svg:x="1.4cm" svg:y="0.837cm" presentation:class="title" presentation:user-transformed="true">
          <draw:text-box>
            <text:p>Conception (outils et technologies utilisées) </text:p>
          </draw:text-box>
        </draw:frame>
        <draw:frame draw:style-name="gr3" draw:text-style-name="P3" draw:layer="layout" svg:width="24.4cm" svg:height="11.6cm" svg:x="1.4cm" svg:y="5.6cm">
          <draw:text-box>
            <text:p>Java : comme langage de programmation</text:p>
            <text:p/>
            <text:p/>
            <text:p>XML: pour représenter les données(Enseignants, salles de classes, classes, groupes, contraintes…)</text:p>
            <text:p>- peux représenter les strucutres de données classique en informatique comme :</text:p>
            <text:p>Les enregistrements, les listes , les arbres</text:p>
            <text:p>-sa syntaxe stricte permet de parser facilement les données </text:p>
            <text:p>-Accès aux données indépendant de la plateforme</text:p>
            <text:p>Eclipse: comme IDE</text:p>
            <text:p>DOM4J pour parser les fichiers XML</text:p>
            <text:p>Itext pour créerles fichiers PDF</text:p>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Standard" presentation:presentation-page-layout-name="AL2T1">
        <draw:frame presentation:style-name="pr1" draw:layer="layout" svg:width="25.199cm" svg:height="3.506cm" svg:x="1.4cm" svg:y="0.837cm" presentation:class="title" presentation:user-transformed="true">
          <draw:text-box>
            <text:p>Conception (Structures de données) </text:p>
          </draw:text-box>
        </draw:frame>
        <draw:frame draw:style-name="gr4" draw:text-style-name="P3" draw:layer="layout" svg:width="25.6cm" svg:height="13.049cm" svg:x="1.4cm" svg:y="5.4cm">
          <draw:text-box>
            <text:p>Le fichier XML contient les sections suivantes :</text:p>
            <text:p/>
            <text:p>- La liste des enseignants</text:p>
            <text:p/>
            <text:p>-La liste des matières</text:p>
            <text:p/>
            <text:p>-La liste des salles</text:p>
            <text:p/>
            <text:p>-La liste des créneaux horaires</text:p>
            <text:p/>
            <text:p>-La liste des classes</text:p>
            <text:p/>
            <text:p>-La liste des jours ouvrables</text:p>
            <text:p/>
            <text:p>-Les contraintes et les règles</text:p>
            <text:p/>
            <text:p/>
            <text:p/>
          </draw:text-box>
        </draw:frame>
        <presentation:notes draw:style-name="dp2">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Standard" presentation:presentation-page-layout-name="AL2T1">
        <draw:frame presentation:style-name="pr1" draw:layer="layout" svg:width="25.199cm" svg:height="3.506cm" svg:x="1.4cm" svg:y="0.837cm" presentation:class="title" presentation:user-transformed="true">
          <draw:text-box>
            <text:p>Conception (Diagramme de flow de données) </text:p>
          </draw:text-box>
        </draw:frame>
        <draw:frame draw:style-name="gr4" draw:text-style-name="P3" draw:layer="layout" svg:width="25.6cm" svg:height="3.095cm" svg:x="1.4cm" svg:y="5.4cm">
          <draw:text-box>
            <text:p/>
            <text:p/>
            <text:p/>
            <text:p/>
          </draw:text-box>
        </draw:frame>
        <draw:frame draw:style-name="gr2" draw:text-style-name="P2" draw:layer="layout" svg:width="16.652cm" svg:height="16.337cm" svg:x="4.6cm" svg:y="4cm">
          <draw:image xlink:href="Pictures/10000201000001DB000001D2A4AD5E3432F6E241.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Standard" presentation:presentation-page-layout-name="AL2T1">
        <draw:frame presentation:style-name="pr1" draw:layer="layout" svg:width="25.199cm" svg:height="3.506cm" svg:x="1.4cm" svg:y="0.837cm" presentation:class="title">
          <draw:text-box>
            <text:p>Processus de génération de l’emploi de temps</text:p>
          </draw:text-box>
        </draw:frame>
        <draw:g>
          <draw:custom-shape draw:name="Forme1" draw:style-name="gr5" draw:text-style-name="P4" draw:layer="layout" svg:width="20.769cm" svg:height="1.749cm" draw:transform="skewX (-0.00802851455917391) rotate (-0.00802851455917366) translate (3.904cm 6.56cm)">
            <text:p><text:span text:style-name="T1"><text:s text:c="16"/></text:span><text:span text:style-name="T1">Étape 1 : Définir les entrées en remplissant la table Entrée de Données <text:s/></text:span></text:p>
            <draw:enhanced-geometry svg:viewBox="0 0 21600 21600" draw:text-areas="0 0 21600 ?f0" draw:type="down-arrow-callout" draw:modifiers="14400 8879.8444588464 19214.7239263804 10321.7109526896"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name="Forme1" draw:style-name="gr6" draw:text-style-name="P5" draw:layer="layout" svg:width="20.69cm" svg:height="1.498cm" draw:transform="skewX (-0.00733038285837618) rotate (-0.00802851455917366) translate (3.904cm 8.577cm)">
            <text:p><text:span text:style-name="T1"><text:s text:c="9"/></text:span><text:span text:style-name="T1">Étape 2 : Définir les contraintes, les capacités des salles de cours et les heures de pause</text:span></text:p>
            <draw:enhanced-geometry svg:viewBox="0 0 21600 21600" draw:text-areas="0 0 21600 ?f0" draw:type="down-arrow-callout" draw:modifiers="14400 8879.8444588464 19214.7239263804 10321.7109526896"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name="Forme1" draw:style-name="gr7" draw:text-style-name="P6" draw:layer="layout" svg:width="20.651cm" svg:height="1.743cm" draw:transform="skewX (-0.00750491578357562) rotate (-0.00802851455917366) translate (3.942cm 10.307cm)">
            <text:p><text:span text:style-name="T1"><text:s text:c="14"/></text:span><text:span text:style-name="T1">Étape 3 : Vérifier les ressources disponibles et les regles</text:span></text:p>
            <draw:enhanced-geometry svg:viewBox="0 0 21600 21600" draw:text-areas="0 0 21600 ?f0" draw:type="down-arrow-callout" draw:modifiers="14400 8879.8444588464 19214.7239263804 10321.7109526896"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name="Forme1" draw:style-name="gr8" draw:text-style-name="P7" draw:layer="layout" svg:width="20.651cm" svg:height="1.743cm" draw:transform="skewX (-0.00802851455917392) rotate (-0.00802851455917366) translate (4.02cm 12.319cm)">
            <text:p><text:span text:style-name="T1"><text:s text:c="14"/></text:span><text:span text:style-name="T1">Étape 5 : Générer l’emploi du temps</text:span></text:p>
            <draw:enhanced-geometry svg:viewBox="0 0 21600 21600" draw:mirror-horizontal="false" draw:mirror-vertical="false" draw:text-areas="0 0 21600 ?f0" draw:type="down-arrow-callout" draw:modifiers="14400 8879.8444588464 19214.7239263804 10321.7109526896"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name="Forme1" draw:style-name="gr9" draw:text-style-name="P8" draw:layer="layout" svg:width="20.69cm" svg:height="1.743cm" draw:transform="skewX (-0.00750491578357562) rotate (-0.00802851455917366) translate (4.02cm 14.291cm)">
            <text:p><text:span text:style-name="T1"><text:s text:c="14"/></text:span><text:span text:style-name="T1">Étape 5 : Visualiser l’emploi du temps, mode Professeur, Mode compact,...</text:span></text:p>
            <draw:enhanced-geometry svg:viewBox="0 0 21600 21600" draw:mirror-horizontal="false" draw:mirror-vertical="false" draw:text-areas="0 0 21600 ?f0" draw:type="down-arrow-callout" draw:modifiers="14400 8879.8444588464 19214.7239263804 10321.7109526896"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g>
        <presentation:notes draw:style-name="dp2">
          <draw:page-thumbnail draw:style-name="gr1" draw:layer="layout" svg:width="13.968cm" svg:height="10.476cm" svg:x="3.81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Standard" presentation:presentation-page-layout-name="AL2T1">
        <draw:frame presentation:style-name="pr1" draw:layer="layout" svg:width="25.199cm" svg:height="3.506cm" svg:x="1.4cm" svg:y="0.837cm" presentation:class="title">
          <draw:text-box>
            <text:p>Processus de génération de l’emploi de temps</text:p>
          </draw:text-box>
        </draw:frame>
        <draw:g>
          <draw:custom-shape draw:name="Forme1" draw:style-name="gr10" draw:text-style-name="P4" draw:layer="layout" svg:width="20.769cm" svg:height="1.749cm" draw:transform="skewX (-0.00802851455917391) rotate (-0.00802851455917366) translate (3.904cm 6.56cm)">
            <text:p><text:span text:style-name="T1"><text:s text:c="16"/></text:span><text:span text:style-name="T1">Étape 1 : Définir les entrées en remplissant la table Entrée de Données <text:s/></text:span></text:p>
            <draw:enhanced-geometry svg:viewBox="0 0 21600 21600" draw:text-areas="0 0 21600 ?f0" draw:type="down-arrow-callout" draw:modifiers="14400 8879.8444588464 19214.7239263804 10321.7109526896"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name="Forme1" draw:style-name="gr11" draw:text-style-name="P5" draw:layer="layout" svg:width="20.69cm" svg:height="1.498cm" draw:transform="skewX (-0.00733038285837618) rotate (-0.00802851455917366) translate (3.904cm 8.577cm)">
            <text:p><text:span text:style-name="T1"><text:s text:c="9"/></text:span><text:span text:style-name="T1">Étape 2 : Définir les contraintes, les capacités des salles de cours et les heures de pause</text:span></text:p>
            <draw:enhanced-geometry svg:viewBox="0 0 21600 21600" draw:text-areas="0 0 21600 ?f0" draw:type="down-arrow-callout" draw:modifiers="14400 8879.8444588464 19214.7239263804 10321.7109526896"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name="Forme1" draw:style-name="gr12" draw:text-style-name="P6" draw:layer="layout" svg:width="20.651cm" svg:height="1.743cm" draw:transform="skewX (-0.00750491578357562) rotate (-0.00802851455917366) translate (3.942cm 10.307cm)">
            <text:p><text:span text:style-name="T1"><text:s text:c="14"/></text:span><text:span text:style-name="T1">Étape 3 : Vérifier les ressources disponibles et les regles</text:span></text:p>
            <draw:enhanced-geometry svg:viewBox="0 0 21600 21600" draw:text-areas="0 0 21600 ?f0" draw:type="down-arrow-callout" draw:modifiers="14400 8879.8444588464 19214.7239263804 10321.7109526896"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name="Forme1" draw:style-name="gr13" draw:text-style-name="P7" draw:layer="layout" svg:width="20.651cm" svg:height="1.743cm" draw:transform="skewX (-0.00802851455917392) rotate (-0.00802851455917366) translate (4.02cm 12.319cm)">
            <text:p><text:span text:style-name="T1"><text:s text:c="14"/></text:span><text:span text:style-name="T1">Étape 5 : Générer l’emploi du temps</text:span></text:p>
            <draw:enhanced-geometry svg:viewBox="0 0 21600 21600" draw:mirror-horizontal="false" draw:mirror-vertical="false" draw:text-areas="0 0 21600 ?f0" draw:type="down-arrow-callout" draw:modifiers="14400 8879.8444588464 19214.7239263804 10321.7109526896"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name="Forme1" draw:style-name="gr14" draw:text-style-name="P8" draw:layer="layout" svg:width="20.69cm" svg:height="1.743cm" draw:transform="skewX (-0.00750491578357562) rotate (-0.00802851455917366) translate (4.02cm 14.291cm)">
            <text:p><text:span text:style-name="T1"><text:s text:c="14"/></text:span><text:span text:style-name="T1">Étape 5 : Visualiser l’emploi du temps, mode Professeur, Mode compact,...</text:span></text:p>
            <draw:enhanced-geometry svg:viewBox="0 0 21600 21600" draw:mirror-horizontal="false" draw:mirror-vertical="false" draw:text-areas="0 0 21600 ?f0" draw:type="down-arrow-callout" draw:modifiers="14400 8879.8444588464 19214.7239263804 10321.7109526896"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g>
        <presentation:notes draw:style-name="dp2">
          <draw:page-thumbnail draw:style-name="gr1" draw:layer="layout" svg:width="13.968cm" svg:height="10.476cm" svg:x="3.81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éro&gt;</text:page-number></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02T06:34:46.491467297</meta:creation-date>
    <dc:date>2016-08-02T11:54:16.703904727</dc:date>
    <meta:editing-duration>PT2H2M59S</meta:editing-duration>
    <meta:editing-cycles>31</meta:editing-cycles>
    <meta:generator>LibreOffice/5.1.4.2$Linux_X86_64 LibreOffice_project/10m0$Build-2</meta:generator>
    <meta:document-statistic meta:object-count="104"/>
  </office:meta>
</office:document-meta>
</file>